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 style:master-page-name="First_20_Page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8.751cm" style:rel-column-width="32767*"/>
    </style:style>
    <style:style style:name="Таблица2.B" style:family="table-column">
      <style:table-column-properties style:column-width="8.751cm" style:rel-column-width="32768*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cm"/>
          <style:tab-stop style:position="7.001cm"/>
          <style:tab-stop style:position="16.501cm" style:type="right"/>
        </style:tab-stops>
      </style:paragraph-properties>
      <style:text-properties officeooo:rsid="0010ff66" officeooo:paragraph-rsid="0010ff66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cm"/>
          <style:tab-stop style:position="7.001cm"/>
          <style:tab-stop style:position="16.501cm" style:type="right"/>
        </style:tab-stops>
      </style:paragraph-properties>
      <style:text-properties officeooo:paragraph-rsid="0014caf6"/>
    </style:style>
    <style:style style:name="P3" style:family="paragraph" style:parent-style-name="Text_20_body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_20_indent">
      <style:paragraph-properties>
        <style:tab-stops>
          <style:tab-stop style:position="10.079cm"/>
        </style:tab-stops>
      </style:paragraph-properties>
      <style:text-properties officeooo:rsid="000f987f" officeooo:paragraph-rsid="000f987f"/>
    </style:style>
    <style:style style:name="P6" style:family="paragraph" style:parent-style-name="Text_20_body_20_indent">
      <style:paragraph-properties>
        <style:tab-stops>
          <style:tab-stop style:position="10.079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9.948cm"/>
        </style:tab-stops>
      </style:paragraph-properties>
      <style:text-properties officeooo:rsid="0037ff2e" officeooo:paragraph-rsid="0014caf6"/>
    </style:style>
    <style:style style:name="P8" style:family="paragraph" style:parent-style-name="Text_20_body" style:list-style-name="WW8Num1"/>
    <style:style style:name="P9" style:family="paragraph" style:parent-style-name="Text_20_body" style:master-page-name="First_20_Page">
      <style:paragraph-properties fo:margin-left="0cm" fo:margin-right="0cm" fo:text-indent="0cm" style:auto-text-indent="false" style:page-number="auto"/>
      <style:text-properties fo:font-size="7pt" style:font-size-asian="6.09999990463257pt" style:font-size-complex="7pt"/>
    </style:style>
    <style:style style:name="T1" style:family="text">
      <style:text-properties fo:font-size="8pt" style:font-size-asian="8pt"/>
    </style:style>
    <style:style style:name="T2" style:family="text">
      <style:text-properties style:font-name="Wingdings"/>
    </style:style>
    <style:style style:name="T3" style:family="text">
      <style:text-properties officeooo:rsid="0014caf6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987f"/>
    </style:style>
    <style:style style:name="T6" style:family="text">
      <style:text-properties fo:font-size="11pt" style:font-size-asian="11pt"/>
    </style:style>
    <style:style style:name="T7" style:family="text">
      <style:text-properties fo:font-size="11pt" officeooo:rsid="0014caf6" style:font-size-asian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e8196"/>
    </style:style>
    <style:style style:name="T10" style:family="text">
      <style:text-properties officeooo:rsid="000f987f"/>
    </style:style>
    <style:style style:name="T11" style:family="text">
      <style:text-properties officeooo:rsid="0014de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7">[REPORT_DATE] г.</text:span><text:span text:style-name="T6"><text:tab/>Исх. №</text:span></text:p>
            <text:p text:style-name="P3">На<text:tab/>№<text:tab/>от </text:p>
          </table:table-cell>
          <table:table-cell office:value-type="string">
            <text:p text:style-name="P4">Наименование в именительном падеже</text:p>
            <text:p text:style-name="P4">Адрес организации</text:p>
            <text:p text:style-name="P4"/>
            <text:p text:style-name="P4"/>
            <text:p text:style-name="P4">Должность в дательном падеже<text:span text:style-name="T9"> (КОМУ?)</text:span></text:p>
            <text:p text:style-name="P4">ФИО получателя<text:span text:style-name="T9"> (КОМУ?)</text:span></text:p>
          </table:table-cell>
        </table:table-row>
        <table:table-row>
          <table:table-cell office:value-type="string">
            <text:p text:style-name="P3"/>
            <text:p text:style-name="P3">[ образец бланка письма ]</text:p>
          </table:table-cell>
          <table:table-cell office:value-type="string">
            <text:p text:style-name="P4"/>
          </table:table-cell>
        </table:table-row>
      </table:table>
      <text:p text:style-name="Text_20_body"/>
      <text:p text:style-name="Text_20_body">Уважаемый <text:span text:style-name="T11">________________________</text:span>!</text:p>
      <text:p text:style-name="Text_20_body">Это шаблон официального письма. </text:p>
      <text:p text:style-name="Text_20_body">Правила использования шаблона:</text:p>
      <text:list xml:id="list4632805839822050276" text:style-name="WW8Num1">
        <text:list-item>
          <text:p text:style-name="P8">создать новый документ на основе данного шаблона</text:p>
        </text:list-item>
        <text:list-item>
          <text:p text:style-name="P8">ввести Название и Адрес организации в именительном падеже (кто?)</text:p>
        </text:list-item>
        <text:list-item>
          <text:p text:style-name="P8">ввести Должность, ФИО получателя в дательном падеже (кому?) – если известны.</text:p>
        </text:list-item>
        <text:list-item>
          <text:p text:style-name="P8"><text:span text:style-name="T10">зап</text:span>олнить Исх. №, дату</text:p>
        </text:list-item>
        <text:list-item>
          <text:p text:style-name="P8">заполнить тему письма</text:p>
        </text:list-item>
        <text:list-item>
          <text:p text:style-name="P8">ввести текст письма вместо данного</text:p>
        </text:list-item>
      </text:list>
      <text:p text:style-name="Text_20_body">Используйте данный пример как образец. Инициалы пишутся перед фамилией без пробела.</text:p>
      <text:p text:style-name="Text_20_body">Внимание! Если Вы копируете текст в это письмо из другого документа, то вставляйте через "Вставить как, текст без форматирования" <text:span text:style-name="T10">(</text:span>Ctrl+Shift+V<text:span text:style-name="T10">)</text:span>. В этом случае Ваш текст примет стили форматирования данного письма<text:span text:style-name="T10">.</text:span></text:p>
      <text:p text:style-name="Text_20_body_20_indent">Примечание: если используете оборот «согласно», пишите в дательном падеже – «согласно кому? чему?». Например, «согласно договор<text:span text:style-name="T8">у</text:span>».</text:p>
      <text:p text:style-name="Text_20_body_20_indent"/>
      <text:p text:style-name="P5">С уважением,</text:p>
      <text:p text:style-name="P6"><text:span text:style-name="T11">Директор</text:span><text:tab/><text:span text:style-name="T10"><text:tab/>А.А. Петров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keep-together="always" fo:orphans="2" fo:widows="2" fo:hyphenation-ladder-count="no-limit" fo:text-indent="1.501cm" style:auto-text-indent="false" fo:keep-with-next="always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99cm" style:contextual-spacing="false" fo:line-height="100%" fo:keep-together="auto" style:page-number="auto" fo:keep-with-next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0cm" fo:margin-right="0cm" fo:text-indent="0cm" style:auto-text-indent="false">
        <style:tab-stops>
          <style:tab-stop style:position="0.799cm"/>
          <style:tab-stop style:position="2.448cm"/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top="0.212cm" fo:margin-bottom="0cm" style:contextual-spacing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cm"/>
          <style:tab-stop style:position="7.001cm"/>
          <style:tab-stop style:position="16.501cm" style:type="right"/>
        </style:tab-stops>
      </style:paragraph-properties>
      <style:text-properties officeooo:rsid="0010ff66" officeooo:paragraph-rsid="0010ff66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1cm"/>
          <style:tab-stop style:position="7.001cm"/>
          <style:tab-stop style:position="16.501cm" style:type="right"/>
        </style:tab-stops>
      </style:paragraph-properties>
      <style:text-properties officeooo:paragraph-rsid="0014caf6"/>
    </style:style>
    <style:style style:name="MT1" style:family="text">
      <style:text-properties fo:font-size="8pt" style:font-size-asian="8pt"/>
    </style:style>
    <style:style style:name="MT2" style:family="text">
      <style:text-properties style:font-name="Wingdings"/>
    </style:style>
    <style:style style:name="MT3" style:family="text">
      <style:text-properties officeooo:rsid="0014caf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span text:style-name="MT1"><text:page-number text:select-page="current">0</text:page-number></text:span><text:span text:style-name="MT1"> /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Исполнитель: [USER_NAME]<text:tab/><text:span text:style-name="MT2"></text:span> <text:span text:style-name="MT3">[PHONE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фициальное письмо</dc:title>
    <meta:initial-creator>Роберт Бикмансуров</meta:initial-creator>
    <meta:creation-date>2014-09-25T15:45:16.202922898</meta:creation-date>
    <meta:editing-cycles>2</meta:editing-cycles>
    <meta:editing-duration>PT23S</meta:editing-duration>
    <meta:generator>LibreOffice/4.2.6.3$Linux_X86_64 LibreOffice_project/420m0$Build-3</meta:generator>
    <dc:date>2014-09-25T15:45:20.074342510</dc:date>
    <dc:creator>Роберт Бикмансуров</dc:creator>
    <meta:document-statistic meta:table-count="1" meta:image-count="0" meta:object-count="0" meta:page-count="1" meta:paragraph-count="23" meta:word-count="147" meta:character-count="1035" meta:non-whitespace-character-count="912"/>
  </office:meta>
</office:document-meta>
</file>